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72.81mm" svg:y="1.8mm">
            <loext:p draw:notify-on-update-of-ranges="Hoja1.C1:Hoja1.C8 Hoja1.D1:Hoja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6.88mm" svg:y="48.61mm">
            <loext:p draw:notify-on-update-of-ranges="Hoja1.E1:Hoja1.E8 Hoja1.F1:Hoja1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,6</text:p>
          </table:table-cell>
          <table:table-cell table:formula="of:=LN([.A1])" office:value-type="float" office:value="1.38629436111989" calcext:value-type="float">
            <text:p>1,3862943611</text:p>
          </table:table-cell>
          <table:table-cell table:formula="of:=LN([.B1])" office:value-type="float" office:value="0.955511445027436" calcext:value-type="float">
            <text:p>0,955511445</text:p>
          </table:table-cell>
          <table:table-cell table:formula="of:=LOG([.A1])" office:value-type="float" office:value="0.602059991327962" calcext:value-type="float">
            <text:p>0,6020599913</text:p>
          </table:table-cell>
          <table:table-cell table:formula="of:=LOG([.B1])" office:value-type="float" office:value="0.414973347970818" calcext:value-type="float">
            <text:p>0,414973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,74</text:p>
          </table:table-cell>
          <table:table-cell table:formula="of:=LN([.A2])" office:value-type="float" office:value="1.79175946922806" calcext:value-type="float">
            <text:p>1,7917594692</text:p>
          </table:table-cell>
          <table:table-cell table:formula="of:=LN([.B2])" office:value-type="float" office:value="0.553885113226438" calcext:value-type="float">
            <text:p>0,5538851132</text:p>
          </table:table-cell>
          <table:table-cell table:formula="of:=LOG([.A2])" office:value-type="float" office:value="0.778151250383644" calcext:value-type="float">
            <text:p>0,7781512504</text:p>
          </table:table-cell>
          <table:table-cell table:formula="of:=LOG([.B2])" office:value-type="float" office:value="0.2405492482826" calcext:value-type="float">
            <text:p>0,2405492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2" calcext:value-type="float">
            <text:p>1,42</text:p>
          </table:table-cell>
          <table:table-cell table:formula="of:=LN([.A3])" office:value-type="float" office:value="2.07944154167984" calcext:value-type="float">
            <text:p>2,0794415417</text:p>
          </table:table-cell>
          <table:table-cell table:formula="of:=LN([.B3])" office:value-type="float" office:value="0.350656871613169" calcext:value-type="float">
            <text:p>0,3506568716</text:p>
          </table:table-cell>
          <table:table-cell table:formula="of:=LOG([.A3])" office:value-type="float" office:value="0.903089986991943" calcext:value-type="float">
            <text:p>0,903089987</text:p>
          </table:table-cell>
          <table:table-cell table:formula="of:=LOG([.B3])" office:value-type="float" office:value="0.152288344383056" calcext:value-type="float">
            <text:p>0,1522883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2" calcext:value-type="float">
            <text:p>1,12</text:p>
          </table:table-cell>
          <table:table-cell table:formula="of:=LN([.A4])" office:value-type="float" office:value="2.30258509299405" calcext:value-type="float">
            <text:p>2,302585093</text:p>
          </table:table-cell>
          <table:table-cell table:formula="of:=LN([.B4])" office:value-type="float" office:value="0.113328685307003" calcext:value-type="float">
            <text:p>0,1133286853</text:p>
          </table:table-cell>
          <table:table-cell table:formula="of:=LOG([.A4])" office:value-type="float" office:value="1" calcext:value-type="float">
            <text:p>1</text:p>
          </table:table-cell>
          <table:table-cell table:formula="of:=LOG([.B4])" office:value-type="float" office:value="0.0492180226701816" calcext:value-type="float">
            <text:p>0,04921802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" calcext:value-type="float">
            <text:p>0,93</text:p>
          </table:table-cell>
          <table:table-cell table:formula="of:=LN([.A5])" office:value-type="float" office:value="2.484906649788" calcext:value-type="float">
            <text:p>2,4849066498</text:p>
          </table:table-cell>
          <table:table-cell table:formula="of:=LN([.B5])" office:value-type="float" office:value="-0.0725706928348354" calcext:value-type="float">
            <text:p>-0,0725706928</text:p>
          </table:table-cell>
          <table:table-cell table:formula="of:=LOG([.A5])" office:value-type="float" office:value="1.07918124604762" calcext:value-type="float">
            <text:p>1,079181246</text:p>
          </table:table-cell>
          <table:table-cell table:formula="of:=LOG([.B5])" office:value-type="float" office:value="-0.0315170514460649" calcext:value-type="float">
            <text:p>-0,03151705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" calcext:value-type="float">
            <text:p>0,76</text:p>
          </table:table-cell>
          <table:table-cell table:formula="of:=LN([.A6])" office:value-type="float" office:value="2.63905732961526" calcext:value-type="float">
            <text:p>2,6390573296</text:p>
          </table:table-cell>
          <table:table-cell table:formula="of:=LN([.B6])" office:value-type="float" office:value="-0.27443684570176" calcext:value-type="float">
            <text:p>-0,2744368457</text:p>
          </table:table-cell>
          <table:table-cell table:formula="of:=LOG([.A6])" office:value-type="float" office:value="1.14612803567824" calcext:value-type="float">
            <text:p>1,1461280357</text:p>
          </table:table-cell>
          <table:table-cell table:formula="of:=LOG([.B6])" office:value-type="float" office:value="-0.119186407719209" calcext:value-type="float">
            <text:p>-0,1191864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" calcext:value-type="float">
            <text:p>0,66</text:p>
          </table:table-cell>
          <table:table-cell table:formula="of:=LN([.A7])" office:value-type="float" office:value="2.77258872223978" calcext:value-type="float">
            <text:p>2,7725887222</text:p>
          </table:table-cell>
          <table:table-cell table:formula="of:=LN([.B7])" office:value-type="float" office:value="-0.415515443961666" calcext:value-type="float">
            <text:p>-0,415515444</text:p>
          </table:table-cell>
          <table:table-cell table:formula="of:=LOG([.A7])" office:value-type="float" office:value="1.20411998265592" calcext:value-type="float">
            <text:p>1,2041199827</text:p>
          </table:table-cell>
          <table:table-cell table:formula="of:=LOG([.B7])" office:value-type="float" office:value="-0.180456064458131" calcext:value-type="float">
            <text:p>-0,18045606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9" calcext:value-type="float">
            <text:p>0,59</text:p>
          </table:table-cell>
          <table:table-cell table:formula="of:=LN([.A8])" office:value-type="float" office:value="2.89037175789616" calcext:value-type="float">
            <text:p>2,8903717579</text:p>
          </table:table-cell>
          <table:table-cell table:formula="of:=LN([.B8])" office:value-type="float" office:value="-0.527632742082372" calcext:value-type="float">
            <text:p>-0,5276327421</text:p>
          </table:table-cell>
          <table:table-cell table:formula="of:=LOG([.A8])" office:value-type="float" office:value="1.25527250510331" calcext:value-type="float">
            <text:p>1,2552725051</text:p>
          </table:table-cell>
          <table:table-cell table:formula="of:=LOG([.B8])" office:value-type="float" office:value="-0.229147988357856" calcext:value-type="float">
            <text:p>-0,2291479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36:21.394277442</meta:creation-date>
    <dc:date>2018-11-13T10:46:21.063116454</dc:date>
    <meta:editing-duration>PT9M59S</meta:editing-duration>
    <meta:editing-cycles>1</meta:editing-cycles>
    <meta:document-statistic meta:table-count="1" meta:cell-count="4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Ln Periodo en funcion de la distancia</text:p>
        </chart:title>
        <chart:subtitle svg:x="6.713cm" svg:y="1.275cm" chart:style-name="ch3">
          <text:p>con largo 16,5</text:p>
        </chart:subtitle>
        <chart:legend chart:legend-position="end" svg:x="13.552cm" svg:y="4.201cm" style:legend-expansion="high" chart:style-name="ch4"/>
        <chart:plot-area chart:style-name="ch5" table:cell-range-address="Hoja1.C1:Hoja1.D8" svg:x="1.331cm" svg:y="2.138cm" svg:width="11.901cm" svg:height="5.701cm">
          <chartooo:coordinate-region svg:x="2.164cm" svg:y="2.251cm" svg:width="10.974cm" svg:height="5.303cm"/>
          <chart:axis chart:dimension="x" chart:name="primary-x" chart:style-name="ch6">
            <chart:title svg:x="6.747cm" svg:y="8.019cm" chart:style-name="ch7">
              <text:p>Ln dist</text:p>
            </chart:title>
            <chart:grid chart:style-name="ch8" chart:class="major"/>
          </chart:axis>
          <chart:axis chart:dimension="y" chart:name="primary-y" chart:style-name="ch6">
            <chart:title svg:x="0.451cm" svg:y="5.839cm" chart:style-name="ch9">
              <text:p>Ln Periodo</text:p>
            </chart:title>
            <chart:grid chart:style-name="ch8" chart:class="major"/>
          </chart:axis>
          <chart:series chart:style-name="ch10" chart:values-cell-range-address="Hoja1.D1:Hoja1.D8" chart:class="chart:scatter">
            <chart:domain table:cell-range-address="Hoja1.C1:Hoja1.C8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8629436111989">
                <text:p>1.38629436111989</text:p>
                <draw:g>
                  <svg:desc>Hoja1.C1:Hoja1.C8</svg:desc>
                </draw:g>
              </table:table-cell>
              <table:table-cell office:value-type="float" office:value="0.955511445027436">
                <text:p>0.955511445027436</text:p>
                <draw:g>
                  <svg:desc>Hoja1.D1:Hoja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0.553885113226438">
                <text:p>0.553885113226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0.350656871613169">
                <text:p>0.350656871613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0.113328685307003">
                <text:p>0.113328685307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4906649788">
                <text:p>2.484906649788</text:p>
              </table:table-cell>
              <table:table-cell office:value-type="float" office:value="-0.0725706928348354">
                <text:p>-0.0725706928348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-0.27443684570176">
                <text:p>-0.27443684570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-0.415515443961666">
                <text:p>-0.415515443961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037175789616">
                <text:p>2.89037175789616</text:p>
              </table:table-cell>
              <table:table-cell office:value-type="float" office:value="-0.527632742082372">
                <text:p>-0.527632742082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88cm" svg:y="0.423cm" chart:style-name="ch2">
          <text:p>Log Periodo-Distancia</text:p>
        </chart:title>
        <chart:legend chart:legend-position="end" svg:x="13.576cm" svg:y="4.203cm" style:legend-expansion="high" chart:style-name="ch3"/>
        <chart:plot-area chart:style-name="ch4" table:cell-range-address="Hoja1.E1:Hoja1.F8" svg:x="1.33cm" svg:y="1.275cm" svg:width="11.927cm" svg:height="6.569cm">
          <chartooo:coordinate-region svg:x="2.163cm" svg:y="1.449cm" svg:width="10.854cm" svg:height="6.171cm"/>
          <chart:axis chart:dimension="x" chart:name="primary-x" chart:style-name="ch5">
            <chart:title svg:x="6.64cm" svg:y="8.024cm" chart:style-name="ch6">
              <text:p>Log Dist</text:p>
            </chart:title>
            <chart:grid chart:style-name="ch7" chart:class="major"/>
          </chart:axis>
          <chart:axis chart:dimension="y" chart:name="primary-y" chart:style-name="ch5">
            <chart:title svg:x="0.451cm" svg:y="5.503cm" chart:style-name="ch8">
              <text:p>Log Periodo</text:p>
            </chart:title>
            <chart:grid chart:style-name="ch7" chart:class="major"/>
          </chart:axis>
          <chart:series chart:style-name="ch9" chart:values-cell-range-address="Hoja1.F1:Hoja1.F8" chart:class="chart:scatter">
            <chart:domain table:cell-range-address="Hoja1.E1:Hoja1.E8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059991327962">
                <text:p>0.602059991327962</text:p>
                <draw:g>
                  <svg:desc>Hoja1.E1:Hoja1.E8</svg:desc>
                </draw:g>
              </table:table-cell>
              <table:table-cell office:value-type="float" office:value="0.414973347970818">
                <text:p>0.414973347970818</text:p>
                <draw:g>
                  <svg:desc>Hoja1.F1:Hoja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2405492482826">
                <text:p>0.2405492482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0.152288344383056">
                <text:p>0.152288344383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492180226701816">
                <text:p>0.0492180226701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-0.119186407719209">
                <text:p>-0.11918640771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0.180456064458131">
                <text:p>-0.180456064458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-0.229147988357856">
                <text:p>-0.229147988357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